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XmlInputStream.GenericXml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InputStream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InputStream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InputStream.GenericXmlInputStream( GenericXmlInputStream m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InputStream.getSub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XmlInputStream.getNextEv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Item.EventItem( XM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XmlInputStream.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Xml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XmlInputStream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tem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XmlInputStream.ensure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XmlInputStream.skip( XMLName name , int ev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Item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XmlInputStream.skip( int ev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XmlInputStream.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XmlInputStream.skipElem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XmlInputStream.skip( XML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XmlInputStream.getReferen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InputStream.setReferenceResolver( Referen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